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A0000000AC6B10163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gif" manifest:full-path="Object 2/Pictures/100002000000000A0000000AC6B10163.gif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782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857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2.7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0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lp-resul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Line Number</text:p>
          </table:table-cell>
          <table:table-cell table:style-name="ce1" office:value-type="string">
            <text:p>Drug Name (1,0)</text:p>
          </table:table-cell>
          <table:table-cell table:style-name="ce1" office:value-type="string">
            <text:p>Strength (1,0)</text:p>
          </table:table-cell>
          <table:table-cell table:style-name="ce1" office:value-type="string">
            <text:p>Unit (1,0)</text:p>
          </table:table-cell>
          <table:table-cell table:style-name="ce1" office:value-type="string">
            <text:p>Freq (1,0)</text:p>
          </table:table-cell>
          <table:table-cell table:style-name="ce1" office:value-type="string">
            <text:p>Route (1,0)</text:p>
          </table:table-cell>
          <table:table-cell table:style-name="ce1" office:value-type="string">
            <text:p>Time (1,0)</text:p>
          </table:table-cell>
          <table:table-cell/>
        </table:table-row>
        <table:table-row table:style-name="ro1">
          <table:table-cell office:value-type="float" office:value="408901">
            <text:p>40890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P</text:p>
          </table:table-cell>
          <table:table-cell table:style-name="ce1"/>
          <table:table-cell table:number-columns-repeated="5" office:value-type="float" office:value="0">
            <text:p>0</text:p>
          </table:table-cell>
          <table:table-cell/>
          <table:table-cell table:formula="of:=[.A4]/(SUM([.C2:.C10])+[.A4])" office:value-type="float" office:value="0.142857142857143">
            <text:p>0.1428571429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AVERAGE([.C2:.C10])" office:value-type="float" office:value="0.666666666666667">
            <text:p>0.6666666667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410131">
            <text:p>410131</text:p>
          </table:table-cell>
          <table:table-cell office:value-type="float" office:value="232">
            <text:p>232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/>
          <table:table-cell table:formula="of:=[.A16]/(SUM([.C14:.C40])+[.A16])" office:value-type="float" office:value="0.0444444444444444">
            <text:p>0.0444444444</text:p>
          </table:table-cell>
        </table:table-row>
        <table:table-row table:style-name="ro1">
          <table:table-cell office:value-type="string">
            <text:p>FP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AVERAGE([.C14:.C40])" office:value-type="float" office:value="0.796296296296296">
            <text:p>0.7962962963</text:p>
          </table:table-cell>
          <table:table-cell office:value-type="float" office:value="242">
            <text:p>24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0.5">
            <text:p>0.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10277">
            <text:p>410277</text:p>
          </table:table-cell>
          <table:table-cell office:value-type="float" office:value="65">
            <text:p>6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65">
            <text:p>6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([.A44]/(SUM([.C42:.C54])+[.A44]))" office:value-type="float" office:value="0.285714285714286">
            <text:p>0.2857142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AVERAGE([.C42:.C54])" office:value-type="float" office:value="0.384615384615385">
            <text:p>0.3846153846</text:p>
          </table:table-cell>
          <table:table-cell office:value-type="float" office:value="67">
            <text:p>6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10688">
            <text:p>410688</text:p>
          </table:table-cell>
          <table:table-cell office:value-type="float" office:value="83">
            <text:p>8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84">
            <text:p>8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NOT LIST FOUND</text:p>
          </table:table-cell>
          <table:table-cell office:value-type="float" office:value="84">
            <text:p>8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>
            <text:p>8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>
            <text:p>8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23034">
            <text:p>423034</text:p>
          </table:table-cell>
          <table:table-cell office:value-type="float" office:value="65">
            <text:p>6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66">
            <text:p>66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A66]/(SUM([.C64:.C74])+[.A66])" office:value-type="float" office:value="0.0952380952380952">
            <text:p>0.095238095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AVERAGE([.C64:.C74])" office:value-type="float" office:value="0.863636363636364">
            <text:p>0.863636363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27771">
            <text:p>427771</text:p>
          </table:table-cell>
          <table:table-cell office:value-type="float" office:value="224">
            <text:p>224</text:p>
          </table:table-cell>
          <table:table-cell office:value-type="float" office:value="0.5">
            <text:p>0.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225">
            <text:p>22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A78]/(SUM([.C76:.C81])+[.A78])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AVERAGE([.C76:.C81])" office:value-type="float" office:value="0.75">
            <text:p>0.75</text:p>
          </table:table-cell>
          <table:table-cell office:value-type="float" office:value="228">
            <text:p>228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28715">
            <text:p>428715</text:p>
          </table:table-cell>
          <table:table-cell table:number-columns-repeated="8"/>
        </table:table-row>
        <table:table-row table:style-name="ro1">
          <table:table-cell office:value-type="string">
            <text:p>No List FOund </text:p>
          </table:table-cell>
          <table:table-cell office:value-type="string">
            <text:p>Good :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32852">
            <text:p>432852</text:p>
          </table:table-cell>
          <table:table-cell office:value-type="float" office:value="185">
            <text:p>18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185">
            <text:p>185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AVERAGE([.C86:.C108])" office:value-type="float" office:value="0.5">
            <text:p>0.5</text:p>
          </table:table-cell>
          <table:table-cell office:value-type="float" office:value="199">
            <text:p>1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COUNT([.C86:.C108])" office:value-type="float" office:value="23">
            <text:p>23</text:p>
          </table:table-cell>
          <table:table-cell office:value-type="float" office:value="200">
            <text:p>20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04">
            <text:p>20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36460">
            <text:p>436460</text:p>
          </table:table-cell>
          <table:table-cell office:value-type="float" office:value="21">
            <text:p>21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[.A112]/(SUM([.C110:.C128])+[.A112])" office:value-type="float" office:value="0.368421052631579">
            <text:p>0.3684210526</text:p>
          </table:table-cell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AVERAGE([.C110:.C128])" office:value-type="float" office:value="0.631578947368421">
            <text:p>0.6315789474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39766">
            <text:p>439766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A132]/(SUM([.C130:.C139])+[.A132])" office:value-type="float" office:value="0.142857142857143">
            <text:p>0.1428571429</text:p>
          </table:table-cell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>
            <text:p>85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>
            <text:p>8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42126">
            <text:p>442126</text:p>
          </table:table-cell>
          <table:table-cell office:value-type="float" office:value="87">
            <text:p>87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AVERAGE([.C141:.C148])" office:value-type="float" office:value="0.875">
            <text:p>0.87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44686">
            <text:p>444686</text:p>
          </table:table-cell>
          <table:table-cell office:value-type="float" office:value="132">
            <text:p>132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132">
            <text:p>132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44804">
            <text:p>444804</text:p>
          </table:table-cell>
          <table:table-cell office:value-type="float" office:value="193">
            <text:p>193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194">
            <text:p>194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[.A158]/(SUM([.C156:.C169])+[.A158])" office:value-type="float" office:value="0.1">
            <text:p>0.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AVERAGE([.C156:.C169])" office:value-type="float" office:value="0.642857142857143">
            <text:p>0.6428571429</text:p>
          </table:table-cell>
          <table:table-cell office:value-type="float" office:value="199">
            <text:p>199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esults:</text:p>
          </table:table-cell>
          <table:table-cell/>
          <table:table-cell table:formula="of:=AVERAGE([.C2:.C169])" office:value-type="float" office:value="0.618421052631579">
            <text:p>0.6184210526</text:p>
          </table:table-cell>
          <table:table-cell table:formula="of:=AVERAGE([.D2:.D169])" office:value-type="float" office:value="0.485915492957747">
            <text:p>0.485915493</text:p>
          </table:table-cell>
          <table:table-cell table:formula="of:=AVERAGE([.E2:.E169])" office:value-type="float" office:value="0.5">
            <text:p>0.5</text:p>
          </table:table-cell>
          <table:table-cell table:formula="of:=AVERAGE([.F2:.F169])" office:value-type="float" office:value="0.407534246575342">
            <text:p>0.4075342466</text:p>
          </table:table-cell>
          <table:table-cell table:formula="of:=AVERAGE([.G2:.G169])" office:value-type="float" office:value="0.478260869565217">
            <text:p>0.4782608696</text:p>
          </table:table-cell>
          <table:table-cell/>
          <table:table-cell table:formula="of:=AVERAGE([.I2:.I169])" office:value-type="float" office:value="0.143593833067517">
            <text:p>0.1435938331</text:p>
          </table:table-cell>
        </table:table-row>
        <table:table-row table:style-name="ro1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column table:style-name="co9" table:default-cell-style-name="ce3"/>
        <table:table-column table:style-name="co9" table:number-columns-repeated="22" table:default-cell-style-name="Default"/>
        <table:table-row table:style-name="ro2">
          <table:table-cell/>
          <table:table-cell table:style-name="Default" office:value-type="string">
            <text:p>fp</text:p>
          </table:table-cell>
          <table:table-cell office:value-type="string">
            <text:p>recall</text:p>
          </table:table-cell>
          <table:table-cell table:number-columns-repeated="21"/>
        </table:table-row>
        <table:table-row table:style-name="ro2">
          <table:table-cell table:style-name="ce3"/>
          <table:table-cell office:value-type="float" office:value="0.382436260623">
            <text:p>0.3824362606</text:p>
          </table:table-cell>
          <table:table-cell table:style-name="ce3" office:value-type="float" office:value="0.806411837238">
            <text:p>0.8064118372</text:p>
          </table:table-cell>
          <table:table-cell table:number-columns-repeated="21"/>
        </table:table-row>
        <table:table-row table:style-name="ro2">
          <table:table-cell table:style-name="ce3"/>
          <table:table-cell office:value-type="float" office:value="0.446179129006">
            <text:p>0.446179129</text:p>
          </table:table-cell>
          <table:table-cell table:style-name="ce3" office:value-type="float" office:value="0.831072749692">
            <text:p>0.8310727497</text:p>
          </table:table-cell>
          <table:table-cell table:number-columns-repeated="21"/>
        </table:table-row>
        <table:table-row table:style-name="ro2">
          <table:table-cell table:style-name="ce3"/>
          <table:table-cell office:value-type="float" office:value="0.504">
            <text:p>0.504</text:p>
          </table:table-cell>
          <table:table-cell table:style-name="ce3" office:value-type="float" office:value="0.840937114673">
            <text:p>0.8409371147</text:p>
          </table:table-cell>
          <table:table-cell table:number-columns-repeated="21"/>
        </table:table-row>
        <table:table-row table:style-name="ro2">
          <table:table-cell table:style-name="ce4"/>
          <table:table-cell office:value-type="float" office:value="0.550554468363">
            <text:p>0.5505544684</text:p>
          </table:table-cell>
          <table:table-cell table:style-name="ce4" office:value-type="float" office:value="0.849568434032">
            <text:p>0.849568434</text:p>
          </table:table-cell>
          <table:table-cell/>
          <table:table-cell>
            <draw:frame table:end-cell-address="Sheet2.L27" table:end-x="0.387cm" table:end-y="0.25cm" draw:z-index="1" draw:style-name="gr1" draw:text-style-name="P1" svg:width="16cm" svg:height="9.005cm" svg:x="0.194cm" svg:y="0.239cm">
              <draw:object draw:notify-on-update-of-ranges="Sheet2.C11:Sheet2.C15 Sheet2.B11:Sheet2.B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1"/>
          <table:table-cell>
            <draw:frame table:end-cell-address="Sheet2.AE30" table:end-x="0.732cm" table:end-y="0.378cm" draw:z-index="0" draw:style-name="gr1" draw:text-style-name="P1" svg:width="16cm" svg:height="9.153cm" svg:x="0.539cm" svg:y="0.189cm">
              <draw:object draw:notify-on-update-of-ranges="Sheet2.B2:Sheet2.B5 Sheet2.C2:Sheet2.C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table:style-name="Default" office:value-type="string">
            <text:p>fp</text:p>
          </table:table-cell>
          <table:table-cell office:value-type="string">
            <text:p>recall</text:p>
          </table:table-cell>
          <table:table-cell table:number-columns-repeated="21"/>
        </table:table-row>
        <table:table-row table:style-name="ro2">
          <table:table-cell table:formula="of:=[.B11]/AVERAGE([.B$11:.B$14])" office:value-type="float" office:value="0.81232451549705">
            <text:p>0.8123245155</text:p>
          </table:table-cell>
          <table:table-cell office:value-type="float" office:value="0.382436260623">
            <text:p>0.3824362606</text:p>
          </table:table-cell>
          <table:table-cell table:style-name="ce3" office:value-type="float" office:value="0.806411837238">
            <text:p>0.8064118372</text:p>
          </table:table-cell>
          <table:table-cell table:number-columns-repeated="21"/>
        </table:table-row>
        <table:table-row table:style-name="ro2">
          <table:table-cell table:formula="of:=[.B12]/AVERAGE([.B$11:.B$14])" office:value-type="float" office:value="0.947719351204474">
            <text:p>0.9477193512</text:p>
          </table:table-cell>
          <table:table-cell office:value-type="float" office:value="0.446179129006">
            <text:p>0.446179129</text:p>
          </table:table-cell>
          <table:table-cell table:style-name="ce3" office:value-type="float" office:value="0.831072749692">
            <text:p>0.8310727497</text:p>
          </table:table-cell>
          <table:table-cell table:number-columns-repeated="21"/>
        </table:table-row>
        <table:table-row table:style-name="ro2">
          <table:table-cell table:formula="of:=[.B13]/AVERAGE([.B$11:.B$14])" office:value-type="float" office:value="1.07053540149035">
            <text:p>1.0705354015</text:p>
          </table:table-cell>
          <table:table-cell office:value-type="float" office:value="0.504">
            <text:p>0.504</text:p>
          </table:table-cell>
          <table:table-cell table:style-name="ce3" office:value-type="float" office:value="0.840937114673">
            <text:p>0.8409371147</text:p>
          </table:table-cell>
          <table:table-cell table:number-columns-repeated="21"/>
        </table:table-row>
        <table:table-row table:style-name="ro2">
          <table:table-cell table:formula="of:=[.B14]/AVERAGE([.B$11:.B$14])" office:value-type="float" office:value="1.16942073180812">
            <text:p>1.1694207318</text:p>
          </table:table-cell>
          <table:table-cell office:value-type="float" office:value="0.550554468363">
            <text:p>0.5505544684</text:p>
          </table:table-cell>
          <table:table-cell table:style-name="ce4" office:value-type="float" office:value="0.849568434032">
            <text:p>0.849568434</text:p>
          </table:table-cell>
          <table:table-cell table:number-columns-repeated="21"/>
        </table:table-row>
        <table:table-row table:style-name="ro1">
          <table:table-cell/>
          <table:table-cell table:style-name="Default" office:value-type="float" office:value="0.623188405797">
            <text:p>0.6231884058</text:p>
          </table:table-cell>
          <table:table-cell office:value-type="float" office:value="0.850234">
            <text:p>0.850234</text:p>
          </table:table-cell>
          <table:table-cell table:number-columns-repeated="21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2013-07-02</text:date>, <text:time>09:0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15:17:06</meta:creation-date>
    <meta:generator>OpenOffice.org/3.4.1$Unix OpenOffice.org_project/341m1$Build-9593</meta:generator>
    <dc:date>2013-07-02T09:00:31</dc:date>
    <meta:editing-duration>P6DT17H43M29S</meta:editing-duration>
    <meta:editing-cycles>3</meta:editing-cycles>
    <meta:document-statistic meta:table-count="3" meta:cell-count="965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ogarithmic">
        <chart:symbol-image xlink:href="Pictures/100002000000000A0000000AC6B10163.gif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image" chart:symbol-width="0.15cm" chart:symbol-height="0.15cm" chart:regression-type="logarithmic">
        <chart:symbol-image xlink:href="Pictures/100002000000000A0000000AC6B10163.gif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chart-properties chart:solid-type="cuboid" chart:symbol-type="image" chart:symbol-width="0.15cm" chart:symbol-height="0.1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154cm" xlink:href=".." xlink:type="simple" chart:class="chart:scatter" chart:style-name="ch1">
        <chart:plot-area chart:style-name="ch2" table:cell-range-address="Sheet2.B2:Sheet2.C5" svg:x="0.77cm" svg:y="0.867cm" svg:width="14.591cm" svg:height="7.684cm">
          <chartooo:coordinate-region svg:x="1.702cm" svg:y="1.055cm" svg:width="13.409cm" svg:height="6.87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C2:Sheet2.C5" chart:class="chart:scatter">
            <chart:domain table:cell-range-address="Sheet2.B2:Sheet2.B5"/>
            <chart:regression-curve chart:style-name="ch6"/>
            <chart:data-point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2436260623">
                <text:p>0.382436260623</text:p>
                <draw:g>
                  <svg:desc>Sheet2.B2:Sheet2.B5</svg:desc>
                </draw:g>
              </table:table-cell>
              <table:table-cell office:value-type="float" office:value="0.806411837238">
                <text:p>0.806411837238</text:p>
                <draw:g>
                  <svg:desc>Sheet2.C2:Sheet2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179129006">
                <text:p>0.446179129006</text:p>
              </table:table-cell>
              <table:table-cell office:value-type="float" office:value="0.831072749692">
                <text:p>0.831072749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4">
                <text:p>0.504</text:p>
              </table:table-cell>
              <table:table-cell office:value-type="float" office:value="0.840937114673">
                <text:p>0.840937114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0554468363">
                <text:p>0.550554468363</text:p>
              </table:table-cell>
              <table:table-cell office:value-type="float" office:value="0.849568434032">
                <text:p>0.849568434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C6B10163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cm" chart:symbol-height="0.2cm">
        <chart:symbol-image xlink:href="Pictures/100002000000000A0000000AC6B10163.gif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6.724cm" svg:y="0.315cm" chart:style-name="ch2">
          <text:p>ROC Curve</text:p>
        </chart:title>
        <chart:plot-area chart:style-name="ch3" table:cell-range-address="Sheet2.B11:Sheet2.C15" svg:x="1.302cm" svg:y="1.628cm" svg:width="14.059cm" svg:height="6.246cm">
          <chartooo:coordinate-region svg:x="2.235cm" svg:y="1.815cm" svg:width="12.785cm" svg:height="5.438cm"/>
          <chart:axis chart:dimension="x" chart:name="primary-x" chart:style-name="ch4">
            <chart:title svg:x="5.718cm" svg:y="8.055cm" chart:style-name="ch5">
              <text:p>False Positives (% of total identified)</text:p>
            </chart:title>
          </chart:axis>
          <chart:axis chart:dimension="y" chart:name="primary-y" chart:style-name="ch4">
            <chart:title svg:x="0.451cm" svg:y="7.069cm" chart:style-name="ch6">
              <text:p>Recall Rate (% of total possible)</text:p>
            </chart:title>
            <chart:grid chart:style-name="ch7" chart:class="major"/>
          </chart:axis>
          <chart:series chart:style-name="ch8" chart:values-cell-range-address="Sheet2.C11:Sheet2.C15" chart:class="chart:scatter">
            <chart:domain table:cell-range-address="Sheet2.B11:Sheet2.B1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2436260623">
                <text:p>0.382436260623</text:p>
                <draw:g>
                  <svg:desc>Sheet2.B11:Sheet2.B15</svg:desc>
                </draw:g>
              </table:table-cell>
              <table:table-cell office:value-type="float" office:value="0.806411837238">
                <text:p>0.806411837238</text:p>
                <draw:g>
                  <svg:desc>Sheet2.C11:Sheet2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179129006">
                <text:p>0.446179129006</text:p>
              </table:table-cell>
              <table:table-cell office:value-type="float" office:value="0.831072749692">
                <text:p>0.831072749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4">
                <text:p>0.504</text:p>
              </table:table-cell>
              <table:table-cell office:value-type="float" office:value="0.840937114673">
                <text:p>0.840937114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0554468363">
                <text:p>0.550554468363</text:p>
              </table:table-cell>
              <table:table-cell office:value-type="float" office:value="0.849568434032">
                <text:p>0.849568434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3188405797">
                <text:p>0.623188405797</text:p>
              </table:table-cell>
              <table:table-cell office:value-type="float" office:value="0.850234">
                <text:p>0.850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